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000000152C7A4369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midnightblue-subtitle">
      <style:graphic-properties draw:fill="bitmap" draw:fill-color="#ffffff" draw:fill-image-name="Bitmap_20_1" draw:auto-grow-height="true" fo:min-height="9.7cm"/>
    </style:style>
    <style:style style:name="P1" style:family="paragraph">
      <style:text-properties fo:font-size="24pt"/>
    </style:style>
    <style:style style:name="P2" style:family="paragraph">
      <style:text-properties fo:font-size="26.3999996185303pt"/>
    </style:style>
    <style:style style:name="P3" style:family="paragraph">
      <style:text-properties fo:font-size="24pt" style:font-size-asian="28pt" style:font-size-complex="32pt"/>
    </style:style>
    <style:style style:name="P4" style:family="paragraph">
      <style:paragraph-properties fo:text-align="start"/>
    </style:style>
    <style:style style:name="P5" style:family="paragraph">
      <style:text-properties fo:font-size="12pt"/>
    </style:style>
    <style:style style:name="P6" style:family="paragraph">
      <style:paragraph-properties fo:text-align="start"/>
      <style:text-properties fo:font-size="24pt" style:font-size-asian="24pt" style:font-size-complex="24pt"/>
    </style:style>
    <style:style style:name="P7" style:family="paragraph">
      <style:paragraph-properties fo:text-align="start"/>
      <style:text-properties fo:font-size="1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8pt" style:font-size-complex="32pt"/>
    </style:style>
    <style:style style:name="T3" style:family="text">
      <style:text-properties style:font-name="Source Sans Pro" fo:font-size="12pt" style:font-size-asian="28pt" style:font-size-complex="12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6cm" svg:height="2.663cm" svg:x="1cm" svg:y="0.837cm" presentation:class="title">
          <draw:text-box>
            <text:p>Clasificación automática de textos</text:p>
          </draw:text-box>
        </draw:frame>
        <draw:frame presentation:style-name="pr2" draw:layer="layout" svg:width="26cm" svg:height="14cm" svg:x="1cm" svg:y="5.5cm" presentation:class="subtitle">
          <draw:text-box>
            <text:p>NLTK | Scikit | Tensorflow</text:p>
            <text:p/>
            <text:p>David Arroyo Menéndez</text:p>
            <text:p>davidam@gnu.org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draw:frame presentation:style-name="pr1" draw:layer="layout" svg:width="26cm" svg:height="2.663cm" svg:x="1cm" svg:y="0.837cm" presentation:class="title">
          <draw:text-box>
            <text:p>La tarea de la clasificación</text:p>
          </draw:text-box>
        </draw:frame>
        <draw:frame presentation:style-name="pr2" draw:text-style-name="P1" draw:layer="layout" svg:width="26cm" svg:height="14cm" svg:x="1cm" svg:y="5.5cm" presentation:class="subtitle">
          <draw:text-box>
            <text:p text:style-name="P1"><text:span text:style-name="T1">¿Es spam?</text:span></text:p>
            <text:p text:style-name="P1">Tienes inputs positivos y negativos</text:p>
            <text:p text:style-name="P1">Con machine learning entrenas un clasificador</text:p>
            <text:p text:style-name="P1">Ya tienes una función que con una entrada te da una respuesta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draw:frame presentation:style-name="pr1" draw:layer="layout" svg:width="26cm" svg:height="2.663cm" svg:x="1cm" svg:y="0.837cm" presentation:class="title">
          <draw:text-box>
            <text:p>NLTK: How to classify</text:p>
          </draw:text-box>
        </draw:frame>
        <draw:frame presentation:style-name="pr2" draw:text-style-name="P1" draw:layer="layout" svg:width="26cm" svg:height="14cm" svg:x="1cm" svg:y="5.5cm" presentation:class="subtitle">
          <draw:text-box>
            <text:p text:style-name="P1"><text:span text:style-name="T1">$ python3 howto-classify.py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draw:frame presentation:style-name="pr1" draw:layer="layout" svg:width="26cm" svg:height="2.663cm" svg:x="1cm" svg:y="0.837cm" presentation:class="title">
          <draw:text-box>
            <text:p>NLTK: Natural Language ToolKit<text:line-break/>Naive Bayes (I)</text:p>
          </draw:text-box>
        </draw:frame>
        <draw:frame presentation:style-name="pr2" draw:text-style-name="P3" draw:layer="layout" svg:width="26cm" svg:height="14cm" svg:x="1cm" svg:y="5.5cm" presentation:class="subtitle" presentation:user-transformed="true">
          <draw:text-box>
            <text:p><text:span text:style-name="T2">Naive Bayes is a simple technique for constructing classifiers: models that assign class labels to problem instances, represented as vectors of feature values, where the class labels are drawn from some finite set. </text:span></text:p>
            <text:p><text:span text:style-name="T2"/></text:p>
            <text:p><text:span text:style-name="T2">It is not a single algorithm for training such classifiers, but a family of algorithms based on a common principle: all naive Bayes classifiers assume that the value of a particular feature is independent of the value of any other feature, given the class variable.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0">
        <draw:frame presentation:style-name="pr1" draw:layer="layout" svg:width="26cm" svg:height="2.663cm" svg:x="1cm" svg:y="0.837cm" presentation:class="title">
          <draw:text-box>
            <text:p>NLTK: Natural Language ToolKit<text:line-break/>Naive Bayes (II)</text:p>
          </draw:text-box>
        </draw:frame>
        <draw:frame presentation:style-name="pr2" draw:text-style-name="P3" draw:layer="layout" svg:width="26cm" svg:height="14cm" svg:x="1cm" svg:y="5.5cm" presentation:class="subtitle" presentation:user-transformed="true">
          <draw:text-box>
            <text:p><text:span text:style-name="T3"/></text:p>
            <text:p><text:span text:style-name="T3">A classifier based on the Naive Bayes algorithm. <text:s/>In order to find the</text:span></text:p>
            <text:p><text:span text:style-name="T3">probability for a label, this algorithm first uses the Bayes rule to</text:span></text:p>
            <text:p><text:span text:style-name="T3">express P(label|features) in terms of P(label) and P(features|label):</text:span></text:p>
            <text:p><text:span text:style-name="T3"/></text:p>
            <text:p><text:span text:style-name="T3"><text:s text:c="12"/></text:span><text:span text:style-name="T3">| <text:s text:c="33"/>P(label) * P(features|label)</text:span></text:p>
            <text:p><text:span text:style-name="T3"><text:s text:c="3"/></text:span><text:span text:style-name="T3">| <text:s text:c="2"/>P(label|features) = ------------------------------</text:span></text:p>
            <text:p><text:span text:style-name="T3">| <text:s text:c="46"/>P(features)</text:span></text:p>
            <text:p><text:span text:style-name="T3"/></text:p>
            <text:p><text:span text:style-name="T3">The algorithm then makes the 'naive' assumption that all features are</text:span></text:p>
            <text:p><text:span text:style-name="T3">independent, given the label:</text:span></text:p>
            <text:p><text:span text:style-name="T3"/></text:p>
            <text:p><text:span text:style-name="T3">| <text:s text:c="22"/>P(label) * P(f1|label) * ... * P(fn|label)</text:span></text:p>
            <text:p><text:span text:style-name="T3"><text:s text:c="5"/></text:span><text:span text:style-name="T3">| <text:s text:c="6"/>P(label|features) = -------------------------------------------</text:span></text:p>
            <text:p><text:span text:style-name="T3">| <text:s text:c="63"/>P(features)</text:span></text:p>
            <text:p><text:span text:style-name="T3"/></text:p>
            <text:p><text:span text:style-name="T3">Rather than computing P(features) explicitly, the algorithm just</text:span></text:p>
            <text:p><text:span text:style-name="T3">calculates the numerator for each label, and normalizes them so they</text:span></text:p>
            <text:p><text:span text:style-name="T3">sum to one:</text:span></text:p>
            <text:p><text:span text:style-name="T3"/></text:p>
            <text:p><text:span text:style-name="T3"><text:s text:c="4"/></text:span><text:span text:style-name="T3">| <text:s text:c="22"/>P(label) * P(f1|label) * ... * P(fn|label)</text:span></text:p>
            <text:p><text:span text:style-name="T3"><text:s text:c="9"/></text:span><text:span text:style-name="T3">| <text:s text:c="4"/>P(label|features) = --------------------------------------------</text:span></text:p>
            <text:p><text:span text:style-name="T3">| <text:s text:c="23"/>SUM[l]( P(l) * P(f1|l) * ... * P(fn|l) )</text:span></text:p>
            <text:p><text:span text:style-name="T3"/></text:p>
            <text:p><text:span text:style-name="T2"/></text:p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0">
        <draw:frame presentation:style-name="pr1" draw:layer="layout" svg:width="26cm" svg:height="2.663cm" svg:x="1cm" svg:y="0.837cm" presentation:class="title">
          <draw:text-box>
            <text:p>NLTK: Natural Language ToolKit<text:line-break/>Naive Bayes (III)</text:p>
          </draw:text-box>
        </draw:frame>
        <draw:frame presentation:style-name="pr2" draw:text-style-name="P3" draw:layer="layout" svg:width="26cm" svg:height="14cm" svg:x="1cm" svg:y="5.5cm" presentation:class="subtitle" presentation:user-transformed="true">
          <draw:text-box>
            <text:p><text:span text:style-name="T3"/></text:p>
            <text:p text:style-name="P4"><text:span text:style-name="T3">$ python naivebayes.py </text:span></text:p>
            <text:p text:style-name="P4"><text:span text:style-name="T3"/></text:p>
            <text:p text:style-name="P4"><text:span text:style-name="T3">Training classifier...</text:span></text:p>
            <text:p text:style-name="P4"><text:span text:style-name="T3">Testing classifier...</text:span></text:p>
            <text:p text:style-name="P4"><text:span text:style-name="T3">Accuracy: 0.7580</text:span></text:p>
            <text:p text:style-name="P4"><text:span text:style-name="T3">Avg. log likelihood: -0.7355</text:span></text:p>
            <text:p text:style-name="P4"><text:span text:style-name="T3"/></text:p>
            <text:p text:style-name="P4"><text:span text:style-name="T3">Unseen Names <text:s text:c="5"/>P(Male) <text:s/>P(Female)</text:span></text:p>
            <text:p text:style-name="P4"><text:span text:style-name="T3">----------------------------------------</text:span></text:p>
            <text:p text:style-name="P4"><text:span text:style-name="T3"><text:s text:c="2"/></text:span><text:span text:style-name="T3">Octavius <text:s text:c="7"/>*0.9819 <text:s text:c="2"/>0.0181</text:span></text:p>
            <text:p text:style-name="P4"><text:span text:style-name="T3"><text:s text:c="2"/></text:span><text:span text:style-name="T3">Thomasina <text:s text:c="7"/>0.0182 <text:s/>*0.9818</text:span></text:p>
            <text:p text:style-name="P4"><text:span text:style-name="T3"><text:s text:c="2"/></text:span><text:span text:style-name="T3">Barnett <text:s text:c="8"/>*0.6642 <text:s text:c="2"/>0.3358</text:span></text:p>
            <text:p text:style-name="P4"><text:span text:style-name="T3"><text:s text:c="2"/></text:span><text:span text:style-name="T3">Angelina <text:s text:c="8"/>0.0002 <text:s/>*0.9998</text:span></text:p>
            <text:p text:style-name="P4"><text:span text:style-name="T3"><text:s text:c="2"/></text:span><text:span text:style-name="T3">Saunders <text:s text:c="7"/>*0.9017 <text:s text:c="2"/>0.0983</text:span></text:p>
            <text:p text:style-name="P4"><text:span text:style-name="T3">Most Informative Features</text:span></text:p>
            <text:p text:style-name="P4"><text:span text:style-name="T3"><text:s text:c="16"/></text:span><text:span text:style-name="T3">endswith = u'a' <text:s text:c="10"/>female : male <text:s text:c="2"/>= <text:s text:c="4"/>38.9 : 1.0</text:span></text:p>
            <text:p text:style-name="P4"><text:span text:style-name="T3"><text:s text:c="16"/></text:span><text:span text:style-name="T3">endswith = u'k' <text:s text:c="12"/>male : female = <text:s text:c="4"/>31.8 : 1.0</text:span></text:p>
            <text:p text:style-name="P4"><text:span text:style-name="T3"><text:s text:c="16"/></text:span><text:span text:style-name="T3">endswith = u'v' <text:s text:c="12"/>male : female = <text:s text:c="4"/>16.2 : 1.0</text:span></text:p>
            <text:p text:style-name="P4"><text:span text:style-name="T3"><text:s text:c="16"/></text:span><text:span text:style-name="T3">endswith = u'p' <text:s text:c="12"/>male : female = <text:s text:c="4"/>13.9 : 1.0</text:span></text:p>
            <text:p text:style-name="P4"><text:span text:style-name="T3"><text:s text:c="16"/></text:span><text:span text:style-name="T3">endswith = u'm' <text:s text:c="12"/>male : female = <text:s text:c="5"/>9.9 : 1.0</text:span></text:p>
            <text:p text:style-name="P4"><text:span text:style-name="T3"><text:s text:c="16"/></text:span><text:span text:style-name="T3">endswith = u'o' <text:s text:c="12"/>male : female = <text:s text:c="5"/>9.1 : 1.0</text:span></text:p>
            <text:p text:style-name="P4"><text:span text:style-name="T3"><text:s text:c="16"/></text:span><text:span text:style-name="T3">endswith = u'd' <text:s text:c="12"/>male : female = <text:s text:c="5"/>8.9 : 1.0</text:span></text:p>
            <text:p text:style-name="P4"><text:span text:style-name="T3"><text:s text:c="16"/></text:span><text:span text:style-name="T3">endswith = u'r' <text:s text:c="12"/>male : female = <text:s text:c="5"/>8.5 : 1.0</text:span></text:p>
            <text:p text:style-name="P4"><text:span text:style-name="T3"><text:s text:c="16"/></text:span><text:span text:style-name="T3">endswith = u'f' <text:s text:c="12"/>male : female = <text:s text:c="5"/>7.0 : 1.0</text:span></text:p>
            <text:p text:style-name="P4"><text:span text:style-name="T3"><text:s text:c="16"/></text:span><text:span text:style-name="T3">endswith = u'w' <text:s text:c="12"/>male : female = <text:s text:c="5"/>7.0 : 1.0</text:span></text:p>
            <text:p><text:span text:style-name="T3"/></text:p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0">
        <draw:frame presentation:style-name="pr1" draw:layer="layout" svg:width="26cm" svg:height="2.663cm" svg:x="1cm" svg:y="0.837cm" presentation:class="title">
          <draw:text-box>
            <text:p>NLTK: Natural Language ToolKit<text:line-break/>Maximum Entropy Classifiers (I)</text:p>
          </draw:text-box>
        </draw:frame>
        <draw:frame presentation:style-name="pr2" draw:layer="layout" svg:width="26cm" svg:height="14cm" svg:x="1cm" svg:y="5.5cm" presentation:class="subtitle" presentation:user-transformed="true">
          <draw:text-box>
            <text:p>Maximum Entropy classifiers use a basic model that is similar to the model used by naive Bayes; however, they employ iterative optimization to find the set of feature weights that maximizes the probability of the training set.</text:p>
            <text:p/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0">
        <draw:frame presentation:style-name="pr1" draw:layer="layout" svg:width="26cm" svg:height="2.663cm" svg:x="1cm" svg:y="0.837cm" presentation:class="title">
          <draw:text-box>
            <text:p>NLTK: Natural Language ToolKit<text:line-break/>Maximum Entropy Classifiers (II) </text:p>
          </draw:text-box>
        </draw:frame>
        <draw:frame presentation:style-name="pr2" draw:text-style-name="P5" draw:layer="layout" svg:width="26cm" svg:height="14cm" svg:x="1cm" svg:y="5.5cm" presentation:class="subtitle" presentation:user-transformed="true">
          <draw:text-box>
            <text:p text:style-name="P4">The term *feature* is usually used to refer to some property of an unlabeled token. <text:s/>For example, when performing word sense disambiguation, we might define a ``'prevword'`` feature whose value is the word preceding the target word. <text:s/>However, in the context of maxent modeling, the term *feature* is typically used to refer to a property of a "labeled" token. <text:s/>In order to prevent confusion, we</text:p>
            <text:p text:style-name="P4">will introduce two distinct terms to disambiguate these two different</text:p>
            <text:p/>
            <text:p/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0">
        <draw:frame presentation:style-name="pr1" draw:layer="layout" svg:width="26cm" svg:height="2.663cm" svg:x="1cm" svg:y="0.837cm" presentation:class="title">
          <draw:text-box>
            <text:p>NLTK: Natural Language ToolKit<text:line-break/>Maximum Entropy Classifiers (III) </text:p>
          </draw:text-box>
        </draw:frame>
        <draw:frame presentation:style-name="pr2" draw:text-style-name="P5" draw:layer="layout" svg:width="26cm" svg:height="14cm" svg:x="1cm" svg:y="5.5cm" presentation:class="subtitle" presentation:user-transformed="true">
          <draw:text-box>
            <text:p text:style-name="P4">The term *feature* is usually used to refer to some property of an unlabeled token. <text:s/>For example, when performing word sense disambiguation, we might define a ``'prevword'`` feature whose value is the word preceding the target word. <text:s/>However, in the context of maxent modeling, the term *feature* is typically used to refer to a property of a "labeled" token. <text:s/>In order to prevent confusion, we</text:p>
            <text:p text:style-name="P4">will introduce two distinct terms to disambiguate these two different concepts:</text:p>
            <text:p text:style-name="P4"/>
            <text:p text:style-name="P4"><text:s text:c="2"/>- An "input-feature" is a property of an unlabeled token.</text:p>
            <text:p text:style-name="P4"><text:s text:c="2"/>- A "joint-feature" is a property of a labeled token.</text:p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0">
        <draw:frame presentation:style-name="pr1" draw:layer="layout" svg:width="26cm" svg:height="2.663cm" svg:x="1cm" svg:y="0.837cm" presentation:class="title">
          <draw:text-box>
            <text:p>NLTK: Natural Language ToolKit<text:line-break/>Maximum Entropy Classifiers (IV) </text:p>
          </draw:text-box>
        </draw:frame>
        <draw:frame presentation:style-name="pr2" draw:text-style-name="P5" draw:layer="layout" svg:width="26cm" svg:height="14cm" svg:x="1cm" svg:y="5.5cm" presentation:class="subtitle" presentation:user-transformed="true">
          <draw:text-box>
            <text:p text:style-name="P4">In the rest of the ``nltk.classify`` module, the term "features" is used to refer to what we will call "input-features" in this module.</text:p>
            <text:p text:style-name="P4"/>
            <text:p text:style-name="P4">In literature that describes and discusses maximum entropy models, input-features are typically called "contexts", and joint-features are simply referred to as "features"..</text:p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0">
        <draw:frame presentation:style-name="pr1" draw:layer="layout" svg:width="26cm" svg:height="2.663cm" svg:x="1cm" svg:y="0.837cm" presentation:class="title">
          <draw:text-box>
            <text:p>NLTK: Natural Language ToolKit<text:line-break/>Maximum Entropy Classifiers (V) </text:p>
          </draw:text-box>
        </draw:frame>
        <draw:frame presentation:style-name="pr2" draw:text-style-name="P6" draw:layer="layout" svg:width="26cm" svg:height="14.741cm" svg:x="1cm" svg:y="5.128cm" presentation:class="subtitle" presentation:user-transformed="true">
          <draw:text-box>
            <text:p text:style-name="P6"><text:span text:style-name="T4">$ python3 maxent.py</text:span></text:p>
            <text:p text:style-name="P6"><text:span text:style-name="T4"/></text:p>
            <text:p text:style-name="P6"><text:span text:style-name="T4">Training classifier...</text:span></text:p>
            <text:p text:style-name="P6"><text:span text:style-name="T4"><text:s text:c="2"/></text:span><text:span text:style-name="T4">==&gt; Training (100 iterations)</text:span></text:p>
            <text:p text:style-name="P6"><text:span text:style-name="T4"><text:s text:c="6"/></text:span><text:span text:style-name="T4">Iteration <text:s text:c="3"/>Log Likelihood <text:s text:c="3"/>Accuracy</text:span></text:p>
            <text:p text:style-name="P6"><text:span text:style-name="T4"><text:s text:c="6"/></text:span><text:span text:style-name="T4">---------------------------------------</text:span></text:p>
            <text:p text:style-name="P6"><text:span text:style-name="T4"><text:s text:c="13"/></text:span><text:span text:style-name="T4">1 <text:s text:c="9"/>-0.69315 <text:s text:c="7"/>0.370</text:span></text:p>
            <text:p text:style-name="P6"><text:span text:style-name="T4"><text:s text:c="13"/></text:span><text:span text:style-name="T4">2 <text:s text:c="9"/>-0.61189 <text:s text:c="7"/>0.630</text:span></text:p>
            <text:p text:style-name="P6"><text:span text:style-name="T4"><text:s text:c="13"/></text:span><text:span text:style-name="T4">3 <text:s text:c="9"/>-0.59849 <text:s text:c="7"/>0.630</text:span></text:p>
            <text:p text:style-name="P6"><text:span text:style-name="T4"><text:s text:c="13"/></text:span><text:span text:style-name="T4">4 <text:s text:c="9"/>-0.58583 <text:s text:c="7"/>0.631</text:span></text:p>
            <text:p text:style-name="P6"><text:span text:style-name="T4">Testing classifier...</text:span></text:p>
            <text:p text:style-name="P6"><text:span text:style-name="T4">Accuracy: 0.8040</text:span></text:p>
            <text:p text:style-name="P6"><text:span text:style-name="T4">Avg. log likelihood: -0.6127</text:span></text:p>
            <text:p text:style-name="P6"><text:span text:style-name="T4">Unseen Names <text:s text:c="5"/>P(Male) <text:s/>P(Female)</text:span></text:p>
            <text:p text:style-name="P6"><text:span text:style-name="T4">----------------------------------------</text:span></text:p>
            <text:p text:style-name="P6"><text:span text:style-name="T4"><text:s text:c="2"/></text:span><text:span text:style-name="T4">Kelli <text:s text:c="11"/>0.0718 <text:s/>*0.9282</text:span></text:p>
            <text:p text:style-name="P6"><text:span text:style-name="T4"><text:s text:c="2"/></text:span><text:span text:style-name="T4">Er <text:s text:c="13"/>*0.7500 <text:s text:c="2"/>0.2500</text:span></text:p>
            <text:p text:style-name="P6"><text:span text:style-name="T4"><text:s text:c="2"/></text:span><text:span text:style-name="T4">Ally <text:s text:c="12"/>0.2682 <text:s/>*0.7318</text:span></text:p>
            <text:p text:style-name="P6"><text:span text:style-name="T4"><text:s text:c="2"/></text:span><text:span text:style-name="T4">Stephan <text:s text:c="8"/>*0.7045 <text:s text:c="2"/>0.2955</text:span></text:p>
            <text:p text:style-name="P6"><text:span text:style-name="T4"><text:s text:c="2"/></text:span><text:span text:style-name="T4">Chriss <text:s text:c="10"/>0.5568 <text:s/>*0.4432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1T0">
        <draw:frame presentation:style-name="pr1" draw:layer="layout" svg:width="26cm" svg:height="2.663cm" svg:x="1cm" svg:y="0.837cm" presentation:class="title">
          <draw:text-box>
            <text:p>NLTK: Natural Language ToolKit<text:line-break/>Support Vector Machines </text:p>
          </draw:text-box>
        </draw:frame>
        <draw:frame presentation:style-name="pr2" draw:text-style-name="P5" draw:layer="layout" svg:width="26cm" svg:height="14cm" svg:x="1cm" svg:y="5.5cm" presentation:class="subtitle" presentation:user-transformed="true">
          <draw:text-box>
            <text:p text:style-name="P4">In maximum entropy models, joint-features are required to have numeric values. <text:s/>Typically, each input-feature ``input_feat`` is mapped to a set of joint-features of the form:</text:p>
            <text:p text:style-name="P4"/>
            <text:p text:style-name="P4">| <text:s text:c="2"/>joint_feat(token, label) = { 1 if input_feat(token) == feat_val</text:p>
            <text:p text:style-name="P4">| <text:s text:c="29"/>{ <text:s text:c="5"/>and label == some_label</text:p>
            <text:p text:style-name="P4">| <text:s text:c="29"/>{</text:p>
            <text:p text:style-name="P4">| <text:s text:c="29"/>{ 0 otherwise</text:p>
            <text:p text:style-name="P4"/>
            <text:p text:style-name="P4">For all values of ``feat_val`` and ``some_label``. <text:s/>This mapping is performed by classes that implement the ``MaxentFeatureEncoding`` interface</text:p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1T0">
        <draw:frame presentation:style-name="pr1" draw:layer="layout" svg:width="26cm" svg:height="2.663cm" svg:x="1cm" svg:y="0.837cm" presentation:class="title">
          <draw:text-box>
            <text:p>NLTK: Natural Language ToolKit<text:line-break/>Support Vector Machines </text:p>
          </draw:text-box>
        </draw:frame>
        <draw:frame presentation:style-name="pr2" draw:text-style-name="P7" draw:layer="layout" svg:width="26cm" svg:height="14cm" svg:x="1cm" svg:y="5.5cm" presentation:class="subtitle" presentation:user-transformed="true">
          <draw:text-box>
            <text:p text:style-name="P7"><text:span text:style-name="T5">In maximum entropy models, joint-features are required to have numeric values. <text:s/>Typically, each input-feature ``input_feat`` is mapped to a set of joint-features of the form:</text:span></text:p>
            <text:p text:style-name="P7"><text:span text:style-name="T5"/></text:p>
            <text:p text:style-name="P7"><text:span text:style-name="T5">| <text:s text:c="2"/>joint_feat(token, label) = { 1 if input_feat(token) == feat_val</text:span></text:p>
            <text:p text:style-name="P7"><text:span text:style-name="T5">| <text:s text:c="29"/>{ <text:s text:c="5"/>and label == some_label</text:span></text:p>
            <text:p text:style-name="P7"><text:span text:style-name="T5">| <text:s text:c="29"/>{</text:span></text:p>
            <text:p text:style-name="P7"><text:span text:style-name="T5">| <text:s text:c="29"/>{ 0 otherwise</text:span></text:p>
            <text:p text:style-name="P7"><text:span text:style-name="T5"/></text:p>
            <text:p text:style-name="P7"><text:span text:style-name="T5">For all values of ``feat_val`` and ``some_label``. <text:s/>This mapping is performed by classes that implement the ``MaxentFeatureEncoding`` interfac</text:span>e</text:p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0">
        <draw:frame presentation:style-name="pr1" draw:layer="layout" svg:width="26cm" svg:height="2.663cm" svg:x="1cm" svg:y="0.837cm" presentation:class="title" presentation:user-transformed="true">
          <draw:text-box>
            <text:p>Classifying with Tensorflow: neural networks</text:p>
          </draw:text-box>
        </draw:frame>
        <draw:frame presentation:style-name="pr2" draw:text-style-name="P6" draw:layer="layout" svg:width="26cm" svg:height="14cm" svg:x="1cm" svg:y="5.5cm" presentation:class="subtitle" presentation:user-transformed="true">
          <draw:text-box>
            <text:p text:style-name="P6">A neural node is a sigmoide function with some inputs and one output</text:p>
            <text:p text:style-name="P6">A neural network creates links with weights between the neurals nodes</text:p>
            <text:p text:style-name="P6"/>
            <text:p text:style-name="P6"/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1T0">
        <draw:frame presentation:style-name="pr1" draw:layer="layout" svg:width="26cm" svg:height="2.663cm" svg:x="1cm" svg:y="0.837cm" presentation:class="title" presentation:user-transformed="true">
          <draw:text-box>
            <text:p>Classifying with Tensorflow: neural networks</text:p>
          </draw:text-box>
        </draw:frame>
        <draw:frame presentation:style-name="pr4" draw:text-style-name="P6" draw:layer="layout" svg:width="11.8cm" svg:height="9.7cm" svg:x="8.2cm" svg:y="6.8cm" presentation:class="subtitle" presentation:user-transformed="true">
          <draw:text-box>
            <text:p text:style-name="P6"/>
            <text:p text:style-name="P6"/>
            <text:p text:style-name="P6"/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1T0">
        <draw:frame presentation:style-name="pr1" draw:layer="layout" svg:width="26cm" svg:height="2.663cm" svg:x="1cm" svg:y="0.837cm" presentation:class="title" presentation:user-transformed="true">
          <draw:text-box>
            <text:p>Classifying with Tensorflow: neural networks</text:p>
          </draw:text-box>
        </draw:frame>
        <draw:frame presentation:style-name="pr2" draw:text-style-name="P6" draw:layer="layout" svg:width="26cm" svg:height="14cm" svg:x="1cm" svg:y="5.5cm" presentation:class="subtitle" presentation:user-transformed="true">
          <draw:text-box>
            <text:p text:style-name="P6">A neural node is a sigmoide function with some inputs and one output</text:p>
            <text:p text:style-name="P6">A neural network creates links with weights between the neurals nodes</text:p>
            <text:p text:style-name="P6"/>
            <text:p text:style-name="P6"/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1T0">
        <draw:frame presentation:style-name="pr1" draw:layer="layout" svg:width="26cm" svg:height="2.663cm" svg:x="1cm" svg:y="0.837cm" presentation:class="title" presentation:user-transformed="true">
          <draw:text-box>
            <text:p>Classifying with Tensorflow: neural networks</text:p>
          </draw:text-box>
        </draw:frame>
        <draw:frame presentation:style-name="pr2" draw:text-style-name="P6" draw:layer="layout" svg:width="26cm" svg:height="14cm" svg:x="1cm" svg:y="5.5cm" presentation:class="subtitle" presentation:user-transformed="true">
          <draw:text-box>
            <text:p text:style-name="P6">$ python3 text-classification-tensorflow.py</text:p>
            <text:p text:style-name="P6"/>
            <text:p text:style-name="P6"/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1T0">
        <draw:frame presentation:style-name="pr1" draw:layer="layout" svg:width="26cm" svg:height="2.663cm" svg:x="1cm" svg:y="0.837cm" presentation:class="title" presentation:user-transformed="true">
          <draw:text-box>
            <text:p>Classifying with Tensorflow: neural networks</text:p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Bitmap_20_1" draw:display-name="Bitmap 1" xlink:href="Pictures/100000000000019000000152C7A4369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Ley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o_20_preformateado" style:display-name="Texto preformateado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4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1.8999996185303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4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4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5" draw:layer="backgroundobjects" svg:width="8cm" svg:height="1cm" svg:x="1cm" svg:y="20cm" presentation:class="date-time">
        <draw:text-box>
          <text:p text:style-name="MP5"><text:span text:style-name="MT2"><presentation:date-time/></text:span></text:p>
        </draw:text-box>
      </draw:frame>
      <draw:frame presentation:style-name="Mpr6" draw:text-style-name="MP5" draw:layer="backgroundobjects" svg:width="9cm" svg:height="1cm" svg:x="9.5cm" svg:y="20cm" presentation:class="footer">
        <draw:text-box>
          <text:p text:style-name="MP4"><presentation:footer/></text:p>
        </draw:text-box>
      </draw:frame>
      <draw:custom-shape presentation:style-name="Mpr7" draw:text-style-name="MP4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4" draw:layer="backgroundobjects" svg:width="2cm" svg:height="2cm" svg:x="25.5cm" svg:y="18.9cm" presentation:class="page-number">
        <draw:text-box>
          <text:p text:style-name="MP4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6T18:07:46.475506718</meta:creation-date>
    <dc:date>2018-02-23T06:31:11.552768446</dc:date>
    <meta:editing-duration>PT51M17S</meta:editing-duration>
    <meta:editing-cycles>2</meta:editing-cycles>
    <meta:generator>LibreOffice/4.3.3.2$Linux_X86_64 LibreOffice_project/430m0$Build-2</meta:generator>
    <dc:creator>David Menéndez</dc:creator>
    <meta:document-statistic meta:object-count="106"/>
  </office:meta>
</office:document-meta>
</file>